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ce25"/>
    </style:style>
    <style:style style:name="P2" style:family="paragraph" style:parent-style-name="Standard">
      <style:text-properties officeooo:rsid="0004ce25" officeooo:paragraph-rsid="0004ce25"/>
    </style:style>
    <style:style style:name="P3" style:family="paragraph" style:parent-style-name="Standard">
      <style:text-properties officeooo:rsid="0007c3a2" officeooo:paragraph-rsid="0007c3a2"/>
    </style:style>
    <style:style style:name="P4" style:family="paragraph" style:parent-style-name="Standard">
      <style:text-properties officeooo:rsid="000d1eaf" officeooo:paragraph-rsid="000d1eaf"/>
    </style:style>
    <style:style style:name="P5" style:family="paragraph" style:parent-style-name="Standard">
      <style:text-properties officeooo:rsid="0011fa04" officeooo:paragraph-rsid="0011fa04"/>
    </style:style>
    <style:style style:name="P6" style:family="paragraph" style:parent-style-name="Standard">
      <style:text-properties officeooo:rsid="001362d4" officeooo:paragraph-rsid="001362d4"/>
    </style:style>
    <style:style style:name="P7" style:family="paragraph" style:parent-style-name="Standard">
      <style:text-properties officeooo:rsid="0014e381" officeooo:paragraph-rsid="0014e381"/>
    </style:style>
    <style:style style:name="P8" style:family="paragraph" style:parent-style-name="Standard">
      <style:text-properties officeooo:paragraph-rsid="00199d63"/>
    </style:style>
    <style:style style:name="P9" style:family="paragraph">
      <style:paragraph-properties fo:text-align="center"/>
    </style:style>
    <style:style style:name="T1" style:family="text">
      <style:text-properties officeooo:rsid="0004ce25"/>
    </style:style>
    <style:style style:name="T2" style:family="text">
      <style:text-properties style:text-underline-style="solid" style:text-underline-width="auto" style:text-underline-color="font-color" officeooo:rsid="0004ce25"/>
    </style:style>
    <style:style style:name="T3" style:family="text">
      <style:text-properties style:text-underline-style="solid" style:text-underline-width="auto" style:text-underline-color="font-color" officeooo:rsid="0006ad7a"/>
    </style:style>
    <style:style style:name="T4" style:family="text">
      <style:text-properties style:text-underline-style="solid" style:text-underline-width="auto" style:text-underline-color="font-color" officeooo:rsid="0007c3a2"/>
    </style:style>
    <style:style style:name="T5" style:family="text">
      <style:text-properties style:text-underline-style="solid" style:text-underline-width="auto" style:text-underline-color="font-color" officeooo:rsid="0009278f"/>
    </style:style>
    <style:style style:name="T6" style:family="text">
      <style:text-properties style:text-underline-style="solid" style:text-underline-width="auto" style:text-underline-color="font-color" officeooo:rsid="0009e12c"/>
    </style:style>
    <style:style style:name="T7" style:family="text">
      <style:text-properties style:text-underline-style="solid" style:text-underline-width="auto" style:text-underline-color="font-color" officeooo:rsid="000b2b6b"/>
    </style:style>
    <style:style style:name="T8" style:family="text">
      <style:text-properties style:text-underline-style="solid" style:text-underline-width="auto" style:text-underline-color="font-color" officeooo:rsid="000d1eaf"/>
    </style:style>
    <style:style style:name="T9" style:family="text">
      <style:text-properties style:text-underline-style="solid" style:text-underline-width="auto" style:text-underline-color="font-color" officeooo:rsid="0011fa04"/>
    </style:style>
    <style:style style:name="T10" style:family="text">
      <style:text-properties style:text-underline-style="solid" style:text-underline-width="auto" style:text-underline-color="font-color" officeooo:rsid="001362d4"/>
    </style:style>
    <style:style style:name="T11" style:family="text">
      <style:text-properties style:text-underline-style="solid" style:text-underline-width="auto" style:text-underline-color="font-color" officeooo:rsid="0014e381"/>
    </style:style>
    <style:style style:name="T12" style:family="text">
      <style:text-properties style:text-underline-style="solid" style:text-underline-width="auto" style:text-underline-color="font-color" officeooo:rsid="0015135e"/>
    </style:style>
    <style:style style:name="T13" style:family="text">
      <style:text-properties style:text-underline-style="solid" style:text-underline-width="auto" style:text-underline-color="font-color" officeooo:rsid="00178674"/>
    </style:style>
    <style:style style:name="T14" style:family="text">
      <style:text-properties style:text-underline-style="solid" style:text-underline-width="auto" style:text-underline-color="font-color" officeooo:rsid="000fbf59"/>
    </style:style>
    <style:style style:name="T15" style:family="text">
      <style:text-properties style:text-underline-style="none" officeooo:rsid="0004ce25"/>
    </style:style>
    <style:style style:name="T16" style:family="text">
      <style:text-properties style:text-underline-style="none" officeooo:rsid="0006ad7a"/>
    </style:style>
    <style:style style:name="T17" style:family="text">
      <style:text-properties style:text-underline-style="none" officeooo:rsid="0009278f"/>
    </style:style>
    <style:style style:name="T18" style:family="text">
      <style:text-properties style:text-underline-style="none" officeooo:rsid="000b2b6b"/>
    </style:style>
    <style:style style:name="T19" style:family="text">
      <style:text-properties style:text-underline-style="none" officeooo:rsid="000d1eaf"/>
    </style:style>
    <style:style style:name="T20" style:family="text">
      <style:text-properties style:text-underline-style="none" officeooo:rsid="000eff43"/>
    </style:style>
    <style:style style:name="T21" style:family="text">
      <style:text-properties style:text-underline-style="none" officeooo:rsid="000f1ea4"/>
    </style:style>
    <style:style style:name="T22" style:family="text">
      <style:text-properties style:text-underline-style="none" officeooo:rsid="0011fa04"/>
    </style:style>
    <style:style style:name="T23" style:family="text">
      <style:text-properties style:text-underline-style="none" officeooo:rsid="000fbf59"/>
    </style:style>
    <style:style style:name="T24" style:family="text">
      <style:text-properties officeooo:rsid="0005f504"/>
    </style:style>
    <style:style style:name="T25" style:family="text">
      <style:text-properties officeooo:rsid="0006eab1"/>
    </style:style>
    <style:style style:name="T26" style:family="text">
      <style:text-properties officeooo:rsid="0007c3a2"/>
    </style:style>
    <style:style style:name="T27" style:family="text">
      <style:text-properties officeooo:rsid="0009278f"/>
    </style:style>
    <style:style style:name="T28" style:family="text">
      <style:text-properties officeooo:rsid="0009e12c"/>
    </style:style>
    <style:style style:name="T29" style:family="text">
      <style:text-properties officeooo:rsid="000d1eaf"/>
    </style:style>
    <style:style style:name="T30" style:family="text">
      <style:text-properties officeooo:rsid="000fbf59"/>
    </style:style>
    <style:style style:name="T31" style:family="text">
      <style:text-properties officeooo:rsid="0011fa04"/>
    </style:style>
    <style:style style:name="T32" style:family="text">
      <style:text-properties officeooo:rsid="001362d4"/>
    </style:style>
    <style:style style:name="T33" style:family="text">
      <style:text-properties officeooo:rsid="0014e381"/>
    </style:style>
    <style:style style:name="T34" style:family="text">
      <style:text-properties officeooo:rsid="0015135e"/>
    </style:style>
    <style:style style:name="T35" style:family="text">
      <style:text-properties officeooo:rsid="00178674"/>
    </style:style>
    <style:style style:name="gr1" style:family="graphic">
      <style:graphic-properties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marker-end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marker-start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cm" draw:marker-start="Arrowhead_20_3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rect text:anchor-type="paragraph" draw:z-index="5" draw:style-name="gr1" draw:text-style-name="P9" svg:width="1.853cm" svg:height="0.609cm" svg:x="14.182cm" svg:y="0.397cm"><text:p/></draw:rect><text:span text:style-name="T1"> <text:s text:c="4"/></text:span></text:p>
      <text:p text:style-name="P8"><draw:line text:anchor-type="paragraph" draw:z-index="4" draw:style-name="gr3" draw:text-style-name="P9" svg:x1="0.004cm" svg:y1="0.268cm" svg:x2="0.505cm" svg:y2="0.268cm"><text:p/></draw:line><draw:line text:anchor-type="paragraph" draw:z-index="3" draw:style-name="gr2" draw:text-style-name="P9" svg:x1="0.004cm" svg:y1="1.679cm" svg:x2="0.004cm" svg:y2="0.268cm"><text:p/></draw:line><text:span text:style-name="T1"> <text:s text:c="4"/>CARTELLA_CLINICA(</text:span><text:span text:style-name="T2">ID</text:span><text:span text:style-name="T1">, data_ricovero, data_dimissione, motivo, prognosi*, CODSAN )</text:span></text:p>
      <text:p text:style-name="P2"><draw:rect text:anchor-type="paragraph" draw:z-index="0" draw:style-name="gr1" draw:text-style-name="P9" svg:width="2.964cm" svg:height="0.609cm" svg:x="2.425cm" svg:y="0.425cm"><text:p/></draw:rect><draw:line text:anchor-type="paragraph" draw:z-index="21" draw:style-name="gr2" draw:text-style-name="P9" svg:x1="15.072cm" svg:y1="0.018cm" svg:x2="15.072cm" svg:y2="2.156cm"><text:p/></draw:line></text:p>
      <text:p text:style-name="P1"><text:span text:style-name="T1"><text:s text:c="5"/>TERAPIE( </text:span><text:span text:style-name="T2">ID_CARTELLA</text:span><text:span text:style-name="T15"> </text:span><text:span text:style-name="T1">, inizio, fine, frequenza, dose, farmaco)</text:span></text:p>
      <text:p text:style-name="P2"><draw:line text:anchor-type="paragraph" draw:z-index="2" draw:style-name="gr2" draw:text-style-name="P9" svg:x1="3.433cm" svg:y1="0.219cm" svg:x2="0.004cm" svg:y2="0.219cm"><text:p/></draw:line><draw:line text:anchor-type="paragraph" draw:z-index="1" draw:style-name="gr2" draw:text-style-name="P9" svg:x1="3.433cm" svg:y1="0.06cm" svg:x2="3.433cm" svg:y2="0.219cm"><text:p/></draw:line></text:p>
      <text:p text:style-name="P8"><draw:line text:anchor-type="paragraph" draw:z-index="9" draw:style-name="gr4" draw:text-style-name="P9" svg:x1="0.504cm" svg:y1="0.208cm" svg:x2="-0.115cm" svg:y2="0.208cm"><text:p/></draw:line><draw:line text:anchor-type="paragraph" draw:z-index="10" draw:style-name="gr2" draw:text-style-name="P9" svg:x1="-0.115cm" svg:y1="0.208cm" svg:x2="-0.115cm" svg:y2="4.695cm"><text:p/></draw:line><text:span text:style-name="T1"> <text:s text:c="4"/></text:span><text:span text:style-name="T24">PAZIENTE( </text:span><text:span text:style-name="T3">CODSAN</text:span><text:span text:style-name="T16">, nome, cognome, nascita, psw, </text:span><text:span text:style-name="T24"><text:s/></text:span><text:span text:style-name="T25">citta, via, prov, cap, civico</text:span><text:span text:style-name="T24">)</text:span></text:p>
      <text:p text:style-name="P3"><draw:line text:anchor-type="paragraph" draw:z-index="22" draw:style-name="gr2" draw:text-style-name="P9" svg:x1="15.072cm" svg:y1="0.208cm" svg:x2="-0.115cm" svg:y2="0.208cm"><text:p/></draw:line></text:p>
      <text:p text:style-name="P8"><draw:line text:anchor-type="paragraph" draw:z-index="14" draw:style-name="gr2" draw:text-style-name="P9" svg:x1="0.097cm" svg:y1="0.266cm" svg:x2="0.097cm" svg:y2="1.816cm"><text:p/></draw:line><draw:line text:anchor-type="paragraph" draw:z-index="32" draw:style-name="gr3" draw:text-style-name="P9" svg:x1="0.097cm" svg:y1="0.266cm" svg:x2="0.504cm" svg:y2="0.266cm"><text:p/></draw:line><text:span text:style-name="T1"> <text:s text:c="4"/></text:span><text:span text:style-name="T26">FATTORI_RISCHIO( </text:span><text:span text:style-name="T4">NOME</text:span><text:span text:style-name="T26"> )</text:span></text:p>
      <text:p text:style-name="P3"><draw:rect text:anchor-type="paragraph" draw:z-index="6" draw:style-name="gr1" draw:text-style-name="P9" svg:width="2.7cm" svg:height="0.609cm" svg:x="4.489cm" svg:y="0.457cm"><text:p/></draw:rect><draw:rect text:anchor-type="paragraph" draw:z-index="7" draw:style-name="gr1" draw:text-style-name="P9" svg:width="3.382cm" svg:height="0.609cm" svg:x="7.392cm" svg:y="0.436cm"><text:p/></draw:rect></text:p>
      <text:p text:style-name="P8"><text:span text:style-name="T1"><text:s text:c="5"/></text:span><text:span text:style-name="T27">RISCHI_PAZIENTE ( </text:span><text:span text:style-name="T5">ID_PAZIENTE</text:span><text:span text:style-name="T17"> </text:span><text:span text:style-name="T27">, </text:span><text:span text:style-name="T5">NOME_FATTORE</text:span><text:span text:style-name="T17"> </text:span><text:span text:style-name="T27">)</text:span></text:p>
      <text:p text:style-name="P2"><draw:line text:anchor-type="paragraph" draw:z-index="8" draw:style-name="gr2" draw:text-style-name="P9" svg:x1="5.812cm" svg:y1="0.092cm" svg:x2="5.812cm" svg:y2="0.189cm"><text:p/></draw:line><draw:line text:anchor-type="paragraph" draw:z-index="11" draw:style-name="gr2" draw:text-style-name="P9" svg:x1="9.04cm" svg:y1="0.071cm" svg:x2="9.04cm" svg:y2="0.357cm"><text:p/></draw:line><draw:line text:anchor-type="paragraph" draw:z-index="13" draw:style-name="gr2" draw:text-style-name="P9" svg:x1="5.812cm" svg:y1="0.189cm" svg:x2="-0.115cm" svg:y2="0.189cm"><text:p/></draw:line><draw:line text:anchor-type="paragraph" draw:z-index="12" draw:style-name="gr2" draw:text-style-name="P9" svg:x1="9.04cm" svg:y1="0.356cm" svg:x2="0.097cm" svg:y2="0.356cm"><text:p/></draw:line><draw:rect text:anchor-type="paragraph" draw:z-index="15" draw:style-name="gr1" draw:text-style-name="P9" svg:width="2.768cm" svg:height="0.609cm" svg:x="2.584cm" svg:y="0.455cm"><text:p/></draw:rect></text:p>
      <text:p text:style-name="P8"><draw:line text:anchor-type="paragraph" draw:z-index="25" draw:style-name="gr2" draw:text-style-name="P9" svg:x1="0.06cm" svg:y1="0.238cm" svg:x2="0.06cm" svg:y2="3.577cm"><text:p/></draw:line><draw:line text:anchor-type="paragraph" draw:z-index="28" draw:style-name="gr3" draw:text-style-name="P9" svg:x1="0.06cm" svg:y1="0.238cm" svg:x2="0.505cm" svg:y2="0.238cm"><text:p/></draw:line><text:span text:style-name="T1"> <text:s text:c="4"/></text:span><text:span text:style-name="T28">SINTOMI ( </text:span><text:span text:style-name="T6">ID_PAZIENTE</text:span><text:span text:style-name="T28"> , </text:span><text:span text:style-name="T7">NOME</text:span><text:span text:style-name="T18">, intensita</text:span><text:span text:style-name="T28">)</text:span></text:p>
      <text:p text:style-name="P2"><draw:line text:anchor-type="paragraph" draw:z-index="17" draw:style-name="gr2" draw:text-style-name="P9" svg:x1="3.829cm" svg:y1="0.296cm" svg:x2="-0.115cm" svg:y2="0.296cm"><text:p/></draw:line><draw:line text:anchor-type="paragraph" draw:z-index="16" draw:style-name="gr2" draw:text-style-name="P9" svg:x1="3.829cm" svg:y1="0.09cm" svg:x2="3.829cm" svg:y2="0.296cm"><text:p/></draw:line><draw:rect text:anchor-type="paragraph" draw:z-index="18" draw:style-name="gr1" draw:text-style-name="P9" svg:width="2.793cm" svg:height="0.609cm" svg:x="2.759cm" svg:y="0.43cm"><text:p/></draw:rect><draw:rect text:anchor-type="paragraph" draw:z-index="50" draw:style-name="gr1" draw:text-style-name="P9" svg:width="2.49cm" svg:height="0.609cm" svg:x="10.269cm" svg:y="0.436cm"><text:p/></draw:rect></text:p>
      <text:p text:style-name="P8"><draw:line text:anchor-type="paragraph" draw:z-index="31" draw:style-name="gr2" draw:text-style-name="P9" svg:x1="0.159cm" svg:y1="2.736cm" svg:x2="0.159cm" svg:y2="0.24cm"><text:p/></draw:line><draw:line text:anchor-type="paragraph" draw:z-index="45" draw:style-name="gr6" draw:text-style-name="P9" svg:x1="0.505cm" svg:y1="0.24cm" svg:x2="0.159cm" svg:y2="0.24cm"><text:p/></draw:line><text:span text:style-name="T1"> <text:s text:c="4"/></text:span><text:span text:style-name="T29">DIAGNOSI( </text:span><text:span text:style-name="T8">ID_PAZIENTE</text:span><text:span text:style-name="T19"> , </text:span><text:span text:style-name="T8">DATA</text:span><text:span text:style-name="T19">, </text:span><text:span text:style-name="T20">ICD10, </text:span><text:span text:style-name="T21">patologia</text:span><text:span text:style-name="T29"> , </text:span><text:span text:style-name="T13">ID_</text:span><text:span text:style-name="T14">MEDICO</text:span><text:span text:style-name="T23"> </text:span><text:span text:style-name="T29">)</text:span></text:p>
      <text:p text:style-name="P4"><draw:line text:anchor-type="paragraph" draw:z-index="19" draw:style-name="gr2" draw:text-style-name="P9" svg:x1="-0.122cm" svg:y1="0.314cm" svg:x2="4.094cm" svg:y2="0.314cm"><text:p/></draw:line><draw:rect text:anchor-type="paragraph" draw:z-index="23" draw:style-name="gr1" draw:text-style-name="P9" svg:width="2.698cm" svg:height="0.609cm" svg:x="3.134cm" svg:y="0.437cm"><text:p/></draw:rect><draw:rect text:anchor-type="paragraph" draw:z-index="24" draw:style-name="gr1" draw:text-style-name="P9" svg:width="2.846cm" svg:height="0.609cm" svg:x="6.045cm" svg:y="0.42cm"><text:p/></draw:rect><draw:line text:anchor-type="paragraph" draw:z-index="20" draw:style-name="gr2" draw:text-style-name="P9" svg:x1="4.094cm" svg:y1="0.314cm" svg:x2="4.094cm" svg:y2="0.065cm"><text:p/></draw:line><draw:line text:anchor-type="paragraph" draw:z-index="52" draw:style-name="gr2" draw:text-style-name="P9" svg:x1="11.774cm" svg:y1="3.193cm" svg:x2="11.774cm" svg:y2="0.085cm"><text:p/></draw:line></text:p>
      <text:p text:style-name="P8"><text:span text:style-name="T1"><text:s text:c="5"/></text:span><text:span text:style-name="T31">CONFERME ( </text:span><text:span text:style-name="T9">ID_SINTOMO</text:span><text:span text:style-name="T22"> </text:span><text:span text:style-name="T31">, </text:span><text:span text:style-name="T9">ID_DIAGNOSI</text:span><text:span text:style-name="T31"> )</text:span></text:p>
      <text:p text:style-name="P5"><draw:line text:anchor-type="paragraph" draw:z-index="26" draw:style-name="gr5" draw:text-style-name="P9" svg:x1="0.06cm" svg:y1="0.168cm" svg:x2="4.459cm" svg:y2="0.168cm"><text:p/></draw:line><draw:line text:anchor-type="paragraph" draw:z-index="27" draw:style-name="gr2" draw:text-style-name="P9" svg:x1="4.459cm" svg:y1="0.167cm" svg:x2="4.459cm" svg:y2="0.072cm"><text:p/></draw:line><draw:line text:anchor-type="paragraph" draw:z-index="29" draw:style-name="gr2" draw:text-style-name="P9" svg:x1="7.518cm" svg:y1="0.055cm" svg:x2="7.518cm" svg:y2="0.3cm"><text:p/></draw:line><draw:line text:anchor-type="paragraph" draw:z-index="30" draw:style-name="gr2" draw:text-style-name="P9" svg:x1="7.518cm" svg:y1="0.3cm" svg:x2="0.159cm" svg:y2="0.3cm"><text:p/></draw:line><draw:rect text:anchor-type="paragraph" draw:z-index="33" draw:style-name="gr1" draw:text-style-name="P9" svg:width="2.835cm" svg:height="0.609cm" svg:x="7.378cm" svg:y="0.418cm"><text:p/></draw:rect><draw:rect text:anchor-type="paragraph" draw:z-index="37" draw:style-name="gr1" draw:text-style-name="P9" svg:width="2.677cm" svg:height="0.609cm" svg:x="4.479cm" svg:y="0.436cm"><text:p/></draw:rect></text:p>
      <text:p text:style-name="P8"><text:span text:style-name="T1"><text:s text:c="5"/></text:span><text:span text:style-name="T31">CONTRADDIZIONI ( </text:span><text:span text:style-name="T9">ID_SINTOMO</text:span><text:span text:style-name="T22"> </text:span><text:span text:style-name="T31">, </text:span><text:span text:style-name="T9">ID_DIAGNOSI</text:span><text:span text:style-name="T31"> )</text:span></text:p>
      <text:p text:style-name="P4"><draw:line text:anchor-type="paragraph" draw:z-index="36" draw:style-name="gr2" draw:text-style-name="P9" svg:x1="0.159cm" svg:y1="0.302cm" svg:x2="8.973cm" svg:y2="0.302cm"><text:p/></draw:line><draw:line text:anchor-type="paragraph" draw:z-index="35" draw:style-name="gr2" draw:text-style-name="P9" svg:x1="8.973cm" svg:y1="0.053cm" svg:x2="8.973cm" svg:y2="0.319cm"><text:p/></draw:line><draw:line text:anchor-type="paragraph" draw:z-index="34" draw:style-name="gr2" draw:text-style-name="P9" svg:x1="0.06cm" svg:y1="0.169cm" svg:x2="5.98cm" svg:y2="0.169cm"><text:p/></draw:line><draw:line text:anchor-type="paragraph" draw:z-index="40" draw:style-name="gr2" draw:text-style-name="P9" svg:x1="5.98cm" svg:y1="0.071cm" svg:x2="5.98cm" svg:y2="0.203cm"><text:p/></draw:line></text:p>
      <text:p text:style-name="P8"><draw:line text:anchor-type="paragraph" draw:z-index="44" draw:style-name="gr2" draw:text-style-name="P9" svg:x1="0.145cm" svg:y1="2.673cm" svg:x2="0.145cm" svg:y2="0.272cm"><text:p/></draw:line><draw:line text:anchor-type="paragraph" draw:z-index="46" draw:style-name="gr6" draw:text-style-name="P9" svg:x1="0.492cm" svg:y1="0.272cm" svg:x2="0.145cm" svg:y2="0.272cm"><text:p/></draw:line><text:span text:style-name="T1"> <text:s text:c="4"/></text:span><text:span text:style-name="T32">MEDICO ( </text:span><text:span text:style-name="T10">ID</text:span><text:span text:style-name="T32">, nome, cognome, primario, psw, inizio_attivita )</text:span></text:p>
      <text:p text:style-name="P6"><draw:line text:anchor-type="paragraph" draw:z-index="51" draw:style-name="gr2" draw:text-style-name="P9" svg:x1="0.145cm" svg:y1="0.272cm" svg:x2="11.774cm" svg:y2="0.272cm"><text:p/></draw:line></text:p>
      <text:p text:style-name="P8"><draw:line text:anchor-type="paragraph" draw:z-index="47" draw:style-name="gr6" draw:text-style-name="P9" svg:x1="0.493cm" svg:y1="0.258cm" svg:x2="0.004cm" svg:y2="0.258cm"><text:p/></draw:line><draw:line text:anchor-type="paragraph" draw:z-index="48" draw:style-name="gr2" draw:text-style-name="P9" svg:x1="0.004cm" svg:y1="1.842cm" svg:x2="0.004cm" svg:y2="0.258cm"><text:p/></draw:line><text:span text:style-name="T1"> <text:s text:c="4"/></text:span><text:span text:style-name="T33">SPECIALIZZAZIONI ( </text:span><text:span text:style-name="T11">NOME</text:span><text:span text:style-name="T33"> )</text:span></text:p>
      <text:p text:style-name="P7"><draw:rect text:anchor-type="paragraph" draw:z-index="38" draw:style-name="gr1" draw:text-style-name="P9" svg:width="2.366cm" svg:height="0.609cm" svg:x="4.777cm" svg:y="0.462cm"><text:p/></draw:rect><draw:rect text:anchor-type="paragraph" draw:z-index="39" draw:style-name="gr1" draw:text-style-name="P9" svg:width="5.524cm" svg:height="0.609cm" svg:x="7.267cm" svg:y="0.439cm"><text:p/></draw:rect></text:p>
      <text:p text:style-name="P8"><draw:line text:anchor-type="paragraph" draw:z-index="41" draw:style-name="gr2" draw:text-style-name="P9" svg:x1="5.639cm" svg:y1="0.584cm" svg:x2="5.639cm" svg:y2="0.716cm"><text:p/></draw:line><draw:line text:anchor-type="paragraph" draw:z-index="42" draw:style-name="gr2" draw:text-style-name="P9" svg:x1="7.641cm" svg:y1="0.558cm" svg:x2="7.641cm" svg:y2="0.868cm"><text:p/></draw:line><draw:line text:anchor-type="paragraph" draw:z-index="43" draw:style-name="gr2" draw:text-style-name="P9" svg:x1="0.145cm" svg:y1="0.726cm" svg:x2="5.622cm" svg:y2="0.717cm"><text:p/></draw:line><draw:line text:anchor-type="paragraph" draw:z-index="49" draw:style-name="gr2" draw:text-style-name="P9" svg:x1="0.004cm" svg:y1="0.869cm" svg:x2="7.642cm" svg:y2="0.858cm"><text:p/></draw:line><text:span text:style-name="T1"> <text:s text:c="4"/></text:span><text:span text:style-name="T33">SPEC_DEL_MEDICO ( </text:span><text:span text:style-name="T12">ID_MEDICO</text:span><text:span text:style-name="T34">, </text:span><text:span text:style-name="T12">NOME_SPECIALIZZAZIONE</text:span><text:span text:style-name="T33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3" draw:display-name="Arrowhead 3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5-28T10:13:50</meta:creation-date>
    <dc:date>2014-05-28T12:02:12</dc:date>
    <dc:creator>ENRICO GIORDANO</dc:creator>
    <meta:editing-duration>PT1H17M23S</meta:editing-duration>
    <meta:editing-cycles>26</meta:editing-cycles>
    <meta:generator>LibreOffice/3.6$Linux_X86_64 LibreOffice_project/360m1$Build-2</meta:generator>
    <meta:document-statistic meta:table-count="0" meta:image-count="0" meta:object-count="0" meta:page-count="1" meta:paragraph-count="13" meta:word-count="80" meta:character-count="671" meta:non-whitespace-character-count="537"/>
  </office:meta>
</office:document-meta>
</file>